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style:style style:name="T3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9cm" svg:height="1.298cm" svg:x="6.79cm" svg:y="2.998cm" svg:viewBox="0 0 5230 1299" draw:points="0,1299 5230,1299 5230,0 0,0">
          <text:p/>
        </draw:polygon>
        <draw:polygon draw:style-name="gr2" draw:text-style-name="P2" draw:layer="layout" svg:width="4cm" svg:height="1.298cm" svg:x="12.019cm" svg:y="2.998cm" svg:viewBox="0 0 4001 1299" draw:points="0,1299 4001,1299 4001,0 0,0">
          <text:p/>
        </draw:polygon>
        <draw:polygon draw:style-name="gr2" draw:text-style-name="P2" draw:layer="layout" svg:width="2.981cm" svg:height="1.298cm" svg:x="16.019cm" svg:y="2.998cm" svg:viewBox="0 0 2982 1299" draw:points="0,1299 2982,1299 2982,0 0,0">
          <text:p/>
        </draw:polygon>
        <draw:polygon draw:style-name="gr1" draw:text-style-name="P1" draw:layer="layout" svg:width="4.79cm" svg:height="1.471cm" svg:x="2cm" svg:y="4.296cm" svg:viewBox="0 0 4791 1472" draw:points="0,1472 4791,1472 4791,0 0,0">
          <text:p/>
        </draw:polygon>
        <draw:polygon draw:style-name="gr1" draw:text-style-name="P1" draw:layer="layout" svg:width="5.229cm" svg:height="1.471cm" svg:x="6.79cm" svg:y="4.296cm" svg:viewBox="0 0 5230 1472" draw:points="0,1472 5230,1472 5230,0 0,0">
          <text:p/>
        </draw:polygon>
        <draw:polygon draw:style-name="gr1" draw:text-style-name="P1" draw:layer="layout" svg:width="4cm" svg:height="1.471cm" svg:x="12.019cm" svg:y="4.296cm" svg:viewBox="0 0 4001 1472" draw:points="0,1472 4001,1472 4001,0 0,0">
          <text:p/>
        </draw:polygon>
        <draw:polygon draw:style-name="gr1" draw:text-style-name="P1" draw:layer="layout" svg:width="2.981cm" svg:height="1.471cm" svg:x="16.019cm" svg:y="4.296cm" svg:viewBox="0 0 2982 1472" draw:points="0,1472 2982,1472 2982,0 0,0">
          <text:p/>
        </draw:polygon>
        <draw:polygon draw:style-name="gr1" draw:text-style-name="P1" draw:layer="layout" svg:width="4.79cm" svg:height="1.517cm" svg:x="2cm" svg:y="5.767cm" svg:viewBox="0 0 4791 1518" draw:points="0,1518 4791,1518 4791,0 0,0">
          <text:p/>
        </draw:polygon>
        <draw:polygon draw:style-name="gr1" draw:text-style-name="P1" draw:layer="layout" svg:width="5.229cm" svg:height="1.517cm" svg:x="6.79cm" svg:y="5.767cm" svg:viewBox="0 0 5230 1518" draw:points="0,1518 5230,1518 5230,0 0,0">
          <text:p/>
        </draw:polygon>
        <draw:polygon draw:style-name="gr1" draw:text-style-name="P1" draw:layer="layout" svg:width="4cm" svg:height="1.517cm" svg:x="12.019cm" svg:y="5.767cm" svg:viewBox="0 0 4001 1518" draw:points="0,1518 4001,1518 4001,0 0,0">
          <text:p/>
        </draw:polygon>
        <draw:polygon draw:style-name="gr1" draw:text-style-name="P1" draw:layer="layout" svg:width="2.981cm" svg:height="1.517cm" svg:x="16.019cm" svg:y="5.767cm" svg:viewBox="0 0 2982 1518" draw:points="0,1518 2982,1518 2982,0 0,0">
          <text:p/>
        </draw:polygon>
        <draw:polygon draw:style-name="gr1" draw:text-style-name="P1" draw:layer="layout" svg:width="4.79cm" svg:height="2.741cm" svg:x="2cm" svg:y="7.284cm" svg:viewBox="0 0 4791 2742" draw:points="0,2742 4791,2742 4791,0 0,0">
          <text:p/>
        </draw:polygon>
        <draw:polygon draw:style-name="gr1" draw:text-style-name="P1" draw:layer="layout" svg:width="5.229cm" svg:height="2.741cm" svg:x="6.79cm" svg:y="7.284cm" svg:viewBox="0 0 5230 2742" draw:points="0,2742 5230,2742 5230,0 0,0">
          <text:p/>
        </draw:polygon>
        <draw:polygon draw:style-name="gr1" draw:text-style-name="P1" draw:layer="layout" svg:width="4cm" svg:height="2.741cm" svg:x="12.019cm" svg:y="7.284cm" svg:viewBox="0 0 4001 2742" draw:points="0,2742 4001,2742 4001,0 0,0">
          <text:p/>
        </draw:polygon>
        <draw:polygon draw:style-name="gr1" draw:text-style-name="P1" draw:layer="layout" svg:width="2.981cm" svg:height="2.741cm" svg:x="16.019cm" svg:y="7.284cm" svg:viewBox="0 0 2982 2742" draw:points="0,2742 2982,2742 2982,0 0,0">
          <text:p/>
        </draw:polygon>
        <draw:polygon draw:style-name="gr1" draw:text-style-name="P1" draw:layer="layout" svg:width="4.79cm" svg:height="2.364cm" svg:x="2cm" svg:y="10.025cm" svg:viewBox="0 0 4791 2365" draw:points="0,2365 4791,2365 4791,0 0,0">
          <text:p/>
        </draw:polygon>
        <draw:polygon draw:style-name="gr1" draw:text-style-name="P1" draw:layer="layout" svg:width="5.229cm" svg:height="2.364cm" svg:x="6.79cm" svg:y="10.025cm" svg:viewBox="0 0 5230 2365" draw:points="0,2365 5230,2365 5230,0 0,0">
          <text:p/>
        </draw:polygon>
        <draw:polygon draw:style-name="gr1" draw:text-style-name="P1" draw:layer="layout" svg:width="4cm" svg:height="2.364cm" svg:x="12.019cm" svg:y="10.025cm" svg:viewBox="0 0 4001 2365" draw:points="0,2365 4001,2365 4001,0 0,0">
          <text:p/>
        </draw:polygon>
        <draw:polygon draw:style-name="gr1" draw:text-style-name="P1" draw:layer="layout" svg:width="2.981cm" svg:height="2.364cm" svg:x="16.019cm" svg:y="10.025cm" svg:viewBox="0 0 2982 2365" draw:points="0,2365 2982,2365 2982,0 0,0">
          <text:p/>
        </draw:polygon>
        <draw:polygon draw:style-name="gr1" draw:text-style-name="P1" draw:layer="layout" svg:width="4.79cm" svg:height="1.894cm" svg:x="2cm" svg:y="12.389cm" svg:viewBox="0 0 4791 1895" draw:points="0,1895 4791,1895 4791,0 0,0">
          <text:p/>
        </draw:polygon>
        <draw:polygon draw:style-name="gr1" draw:text-style-name="P1" draw:layer="layout" svg:width="5.229cm" svg:height="1.894cm" svg:x="6.79cm" svg:y="12.389cm" svg:viewBox="0 0 5230 1895" draw:points="0,1895 5230,1895 5230,0 0,0">
          <text:p/>
        </draw:polygon>
        <draw:polygon draw:style-name="gr1" draw:text-style-name="P1" draw:layer="layout" svg:width="4cm" svg:height="1.894cm" svg:x="12.019cm" svg:y="12.389cm" svg:viewBox="0 0 4001 1895" draw:points="0,1895 4001,1895 4001,0 0,0">
          <text:p/>
        </draw:polygon>
        <draw:polygon draw:style-name="gr1" draw:text-style-name="P1" draw:layer="layout" svg:width="2.981cm" svg:height="1.894cm" svg:x="16.019cm" svg:y="12.389cm" svg:viewBox="0 0 2982 1895" draw:points="0,1895 2982,1895 2982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9cm" svg:height="1.298cm" svg:x="6.79cm" svg:y="2.998cm" svg:viewBox="0 0 5230 1299" draw:points="0,1299 5230,1299 5230,0 0,0">
          <text:p/>
        </draw:polygon>
        <draw:polygon draw:style-name="gr2" draw:text-style-name="P2" draw:layer="layout" svg:width="4cm" svg:height="1.298cm" svg:x="12.019cm" svg:y="2.998cm" svg:viewBox="0 0 4001 1299" draw:points="0,1299 4001,1299 4001,0 0,0">
          <text:p/>
        </draw:polygon>
        <draw:polygon draw:style-name="gr2" draw:text-style-name="P2" draw:layer="layout" svg:width="2.981cm" svg:height="1.298cm" svg:x="16.019cm" svg:y="2.998cm" svg:viewBox="0 0 2982 1299" draw:points="0,1299 2982,1299 2982,0 0,0">
          <text:p/>
        </draw:polygon>
        <draw:polygon draw:style-name="gr1" draw:text-style-name="P1" draw:layer="layout" svg:width="4.79cm" svg:height="1.471cm" svg:x="2cm" svg:y="4.296cm" svg:viewBox="0 0 4791 1472" draw:points="0,1472 4791,1472 4791,0 0,0">
          <text:p/>
        </draw:polygon>
        <draw:polygon draw:style-name="gr1" draw:text-style-name="P1" draw:layer="layout" svg:width="5.229cm" svg:height="1.471cm" svg:x="6.79cm" svg:y="4.296cm" svg:viewBox="0 0 5230 1472" draw:points="0,1472 5230,1472 5230,0 0,0">
          <text:p/>
        </draw:polygon>
        <draw:polygon draw:style-name="gr1" draw:text-style-name="P1" draw:layer="layout" svg:width="4cm" svg:height="1.471cm" svg:x="12.019cm" svg:y="4.296cm" svg:viewBox="0 0 4001 1472" draw:points="0,1472 4001,1472 4001,0 0,0">
          <text:p/>
        </draw:polygon>
        <draw:polygon draw:style-name="gr1" draw:text-style-name="P1" draw:layer="layout" svg:width="2.981cm" svg:height="1.471cm" svg:x="16.019cm" svg:y="4.296cm" svg:viewBox="0 0 2982 1472" draw:points="0,1472 2982,1472 2982,0 0,0">
          <text:p/>
        </draw:polygon>
        <draw:polygon draw:style-name="gr1" draw:text-style-name="P1" draw:layer="layout" svg:width="4.79cm" svg:height="1.517cm" svg:x="2cm" svg:y="5.767cm" svg:viewBox="0 0 4791 1518" draw:points="0,1518 4791,1518 4791,0 0,0">
          <text:p/>
        </draw:polygon>
        <draw:polygon draw:style-name="gr1" draw:text-style-name="P1" draw:layer="layout" svg:width="5.229cm" svg:height="1.517cm" svg:x="6.79cm" svg:y="5.767cm" svg:viewBox="0 0 5230 1518" draw:points="0,1518 5230,1518 5230,0 0,0">
          <text:p/>
        </draw:polygon>
        <draw:polygon draw:style-name="gr1" draw:text-style-name="P1" draw:layer="layout" svg:width="4cm" svg:height="1.517cm" svg:x="12.019cm" svg:y="5.767cm" svg:viewBox="0 0 4001 1518" draw:points="0,1518 4001,1518 4001,0 0,0">
          <text:p/>
        </draw:polygon>
        <draw:polygon draw:style-name="gr1" draw:text-style-name="P1" draw:layer="layout" svg:width="2.981cm" svg:height="1.517cm" svg:x="16.019cm" svg:y="5.767cm" svg:viewBox="0 0 2982 1518" draw:points="0,1518 2982,1518 2982,0 0,0">
          <text:p/>
        </draw:polygon>
        <draw:polygon draw:style-name="gr1" draw:text-style-name="P1" draw:layer="layout" svg:width="4.79cm" svg:height="2.741cm" svg:x="2cm" svg:y="7.284cm" svg:viewBox="0 0 4791 2742" draw:points="0,2742 4791,2742 4791,0 0,0">
          <text:p/>
        </draw:polygon>
        <draw:polygon draw:style-name="gr1" draw:text-style-name="P1" draw:layer="layout" svg:width="5.229cm" svg:height="2.741cm" svg:x="6.79cm" svg:y="7.284cm" svg:viewBox="0 0 5230 2742" draw:points="0,2742 5230,2742 5230,0 0,0">
          <text:p/>
        </draw:polygon>
        <draw:polygon draw:style-name="gr1" draw:text-style-name="P1" draw:layer="layout" svg:width="4cm" svg:height="2.741cm" svg:x="12.019cm" svg:y="7.284cm" svg:viewBox="0 0 4001 2742" draw:points="0,2742 4001,2742 4001,0 0,0">
          <text:p/>
        </draw:polygon>
        <draw:polygon draw:style-name="gr1" draw:text-style-name="P1" draw:layer="layout" svg:width="2.981cm" svg:height="2.741cm" svg:x="16.019cm" svg:y="7.284cm" svg:viewBox="0 0 2982 2742" draw:points="0,2742 2982,2742 2982,0 0,0">
          <text:p/>
        </draw:polygon>
        <draw:polygon draw:style-name="gr1" draw:text-style-name="P1" draw:layer="layout" svg:width="4.79cm" svg:height="2.364cm" svg:x="2cm" svg:y="10.025cm" svg:viewBox="0 0 4791 2365" draw:points="0,2365 4791,2365 4791,0 0,0">
          <text:p/>
        </draw:polygon>
        <draw:polygon draw:style-name="gr1" draw:text-style-name="P1" draw:layer="layout" svg:width="5.229cm" svg:height="2.364cm" svg:x="6.79cm" svg:y="10.025cm" svg:viewBox="0 0 5230 2365" draw:points="0,2365 5230,2365 5230,0 0,0">
          <text:p/>
        </draw:polygon>
        <draw:polygon draw:style-name="gr1" draw:text-style-name="P1" draw:layer="layout" svg:width="4cm" svg:height="2.364cm" svg:x="12.019cm" svg:y="10.025cm" svg:viewBox="0 0 4001 2365" draw:points="0,2365 4001,2365 4001,0 0,0">
          <text:p/>
        </draw:polygon>
        <draw:polygon draw:style-name="gr1" draw:text-style-name="P1" draw:layer="layout" svg:width="2.981cm" svg:height="2.364cm" svg:x="16.019cm" svg:y="10.025cm" svg:viewBox="0 0 2982 2365" draw:points="0,2365 2982,2365 2982,0 0,0">
          <text:p/>
        </draw:polygon>
        <draw:polygon draw:style-name="gr1" draw:text-style-name="P1" draw:layer="layout" svg:width="4.79cm" svg:height="1.894cm" svg:x="2cm" svg:y="12.389cm" svg:viewBox="0 0 4791 1895" draw:points="0,1895 4791,1895 4791,0 0,0">
          <text:p/>
        </draw:polygon>
        <draw:polygon draw:style-name="gr1" draw:text-style-name="P1" draw:layer="layout" svg:width="5.229cm" svg:height="1.894cm" svg:x="6.79cm" svg:y="12.389cm" svg:viewBox="0 0 5230 1895" draw:points="0,1895 5230,1895 5230,0 0,0">
          <text:p/>
        </draw:polygon>
        <draw:polygon draw:style-name="gr1" draw:text-style-name="P1" draw:layer="layout" svg:width="4cm" svg:height="1.894cm" svg:x="12.019cm" svg:y="12.389cm" svg:viewBox="0 0 4001 1895" draw:points="0,1895 4001,1895 4001,0 0,0">
          <text:p/>
        </draw:polygon>
        <draw:polygon draw:style-name="gr1" draw:text-style-name="P1" draw:layer="layout" svg:width="2.981cm" svg:height="1.894cm" svg:x="16.019cm" svg:y="12.389cm" svg:viewBox="0 0 2982 1895" draw:points="0,1895 2982,1895 2982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4.032cm" svg:height="0.424cm" svg:x="2.074cm" svg:y="1.734cm">
          <draw:text-box>
            <text:p text:style-name="P5"><text:span text:style-name="T1">2016/05/30 – 2016/06/03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9cm" svg:height="0.011cm" svg:x="6.787cm" svg:y="2.998cm" svg:viewBox="0 0 5240 12" draw:points="0,0 3,8 11,12 5229,12 5233,8 5240,0">
          <text:p/>
        </draw:polygon>
        <draw:polygon draw:style-name="gr4" draw:text-style-name="P4" draw:layer="layout" svg:width="4.011cm" svg:height="0.011cm" svg:x="12.015cm" svg:y="2.998cm" svg:viewBox="0 0 4012 12" draw:points="0,0 4,8 11,12 4002,12 4005,8 4012,0">
          <text:p/>
        </draw:polygon>
        <draw:polygon draw:style-name="gr4" draw:text-style-name="P4" draw:layer="layout" svg:width="2.991cm" svg:height="0.011cm" svg:x="16.016cm" svg:y="2.998cm" svg:viewBox="0 0 2992 12" draw:points="0,0 3,8 10,12 2982,12 2985,8 2992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9cm" svg:height="0.011cm" svg:x="6.79cm" svg:y="4.296cm" svg:viewBox="0 0 5230 12" draw:points="8,0 0,7 8,12 5226,12 5230,7 5226,0">
          <text:p/>
        </draw:polygon>
        <draw:polygon draw:style-name="gr4" draw:text-style-name="P4" draw:layer="layout" svg:width="4cm" svg:height="0.011cm" svg:x="12.019cm" svg:y="4.296cm" svg:viewBox="0 0 4001 12" draw:points="7,0 0,7 7,12 3998,12 4001,7 3998,0">
          <text:p/>
        </draw:polygon>
        <draw:polygon draw:style-name="gr4" draw:text-style-name="P4" draw:layer="layout" svg:width="2.981cm" svg:height="0.011cm" svg:x="16.019cm" svg:y="4.296cm" svg:viewBox="0 0 2982 12" draw:points="7,0 0,7 7,12 2979,12 2982,7 2979,0">
          <text:p/>
        </draw:polygon>
        <draw:polygon draw:style-name="gr4" draw:text-style-name="P4" draw:layer="layout" svg:width="4.79cm" svg:height="0.011cm" svg:x="2cm" svg:y="5.767cm" svg:viewBox="0 0 4791 12" draw:points="7,0 0,7 7,12 4788,12 4791,7 4788,0">
          <text:p/>
        </draw:polygon>
        <draw:polygon draw:style-name="gr4" draw:text-style-name="P4" draw:layer="layout" svg:width="5.229cm" svg:height="0.011cm" svg:x="6.79cm" svg:y="5.767cm" svg:viewBox="0 0 5230 12" draw:points="8,0 0,7 8,12 5226,12 5230,7 5226,0">
          <text:p/>
        </draw:polygon>
        <draw:polygon draw:style-name="gr4" draw:text-style-name="P4" draw:layer="layout" svg:width="4cm" svg:height="0.011cm" svg:x="12.019cm" svg:y="5.767cm" svg:viewBox="0 0 4001 12" draw:points="7,0 0,7 7,12 3998,12 4001,7 3998,0">
          <text:p/>
        </draw:polygon>
        <draw:polygon draw:style-name="gr4" draw:text-style-name="P4" draw:layer="layout" svg:width="2.981cm" svg:height="0.011cm" svg:x="16.019cm" svg:y="5.767cm" svg:viewBox="0 0 2982 12" draw:points="7,0 0,7 7,12 2979,12 2982,7 2979,0">
          <text:p/>
        </draw:polygon>
        <draw:polygon draw:style-name="gr4" draw:text-style-name="P4" draw:layer="layout" svg:width="4.79cm" svg:height="0.012cm" svg:x="2cm" svg:y="7.284cm" svg:viewBox="0 0 4791 13" draw:points="7,0 0,8 7,13 4788,13 4791,8 4788,0">
          <text:p/>
        </draw:polygon>
        <draw:polygon draw:style-name="gr4" draw:text-style-name="P4" draw:layer="layout" svg:width="5.229cm" svg:height="0.012cm" svg:x="6.79cm" svg:y="7.284cm" svg:viewBox="0 0 5230 13" draw:points="8,0 0,8 8,13 5226,13 5230,8 5226,0">
          <text:p/>
        </draw:polygon>
        <draw:polygon draw:style-name="gr4" draw:text-style-name="P4" draw:layer="layout" svg:width="4cm" svg:height="0.012cm" svg:x="12.019cm" svg:y="7.284cm" svg:viewBox="0 0 4001 13" draw:points="7,0 0,8 7,13 3998,13 4001,8 3998,0">
          <text:p/>
        </draw:polygon>
        <draw:polygon draw:style-name="gr4" draw:text-style-name="P4" draw:layer="layout" svg:width="2.981cm" svg:height="0.012cm" svg:x="16.019cm" svg:y="7.284cm" svg:viewBox="0 0 2982 13" draw:points="7,0 0,8 7,13 2979,13 2982,8 2979,0">
          <text:p/>
        </draw:polygon>
        <draw:polygon draw:style-name="gr4" draw:text-style-name="P4" draw:layer="layout" svg:width="4.79cm" svg:height="0.011cm" svg:x="2cm" svg:y="10.025cm" svg:viewBox="0 0 4791 12" draw:points="7,0 0,8 7,12 4788,12 4791,8 4788,0">
          <text:p/>
        </draw:polygon>
        <draw:polygon draw:style-name="gr4" draw:text-style-name="P4" draw:layer="layout" svg:width="5.229cm" svg:height="0.011cm" svg:x="6.79cm" svg:y="10.025cm" svg:viewBox="0 0 5230 12" draw:points="8,0 0,8 8,12 5226,12 5230,8 5226,0">
          <text:p/>
        </draw:polygon>
        <draw:polygon draw:style-name="gr4" draw:text-style-name="P4" draw:layer="layout" svg:width="4cm" svg:height="0.011cm" svg:x="12.019cm" svg:y="10.025cm" svg:viewBox="0 0 4001 12" draw:points="7,0 0,8 7,12 3998,12 4001,8 3998,0">
          <text:p/>
        </draw:polygon>
        <draw:polygon draw:style-name="gr4" draw:text-style-name="P4" draw:layer="layout" svg:width="2.981cm" svg:height="0.011cm" svg:x="16.019cm" svg:y="10.025cm" svg:viewBox="0 0 2982 12" draw:points="7,0 0,8 7,12 2979,12 2982,8 2979,0">
          <text:p/>
        </draw:polygon>
        <draw:polygon draw:style-name="gr4" draw:text-style-name="P4" draw:layer="layout" svg:width="4.79cm" svg:height="0.011cm" svg:x="2cm" svg:y="12.389cm" svg:viewBox="0 0 4791 12" draw:points="7,0 0,8 7,12 4788,12 4791,8 4788,0">
          <text:p/>
        </draw:polygon>
        <draw:polygon draw:style-name="gr4" draw:text-style-name="P4" draw:layer="layout" svg:width="5.229cm" svg:height="0.011cm" svg:x="6.79cm" svg:y="12.389cm" svg:viewBox="0 0 5230 12" draw:points="8,0 0,8 8,12 5226,12 5230,8 5226,0">
          <text:p/>
        </draw:polygon>
        <draw:polygon draw:style-name="gr4" draw:text-style-name="P4" draw:layer="layout" svg:width="4cm" svg:height="0.011cm" svg:x="12.019cm" svg:y="12.389cm" svg:viewBox="0 0 4001 12" draw:points="7,0 0,8 7,12 3998,12 4001,8 3998,0">
          <text:p/>
        </draw:polygon>
        <draw:polygon draw:style-name="gr4" draw:text-style-name="P4" draw:layer="layout" svg:width="2.981cm" svg:height="0.011cm" svg:x="16.019cm" svg:y="12.389cm" svg:viewBox="0 0 2982 12" draw:points="7,0 0,8 7,12 2979,12 2982,8 2979,0">
          <text:p/>
        </draw:polygon>
        <draw:polygon draw:style-name="gr4" draw:text-style-name="P4" draw:layer="layout" svg:width="4.802cm" svg:height="0.011cm" svg:x="1.996cm" svg:y="14.283cm" svg:viewBox="0 0 4803 12" draw:points="11,0 4,9 0,12 4803,12 4795,9 4792,0">
          <text:p/>
        </draw:polygon>
        <draw:polygon draw:style-name="gr4" draw:text-style-name="P4" draw:layer="layout" svg:width="5.239cm" svg:height="0.011cm" svg:x="6.787cm" svg:y="14.283cm" svg:viewBox="0 0 5240 12" draw:points="11,0 3,9 0,12 5240,12 5233,9 5229,0">
          <text:p/>
        </draw:polygon>
        <draw:polygon draw:style-name="gr4" draw:text-style-name="P4" draw:layer="layout" svg:width="4.011cm" svg:height="0.011cm" svg:x="12.015cm" svg:y="14.283cm" svg:viewBox="0 0 4012 12" draw:points="11,0 4,9 0,12 4012,12 4005,9 4002,0">
          <text:p/>
        </draw:polygon>
        <draw:polygon draw:style-name="gr4" draw:text-style-name="P4" draw:layer="layout" svg:width="2.991cm" svg:height="0.011cm" svg:x="16.016cm" svg:y="14.283cm" svg:viewBox="0 0 2992 12" draw:points="10,0 3,9 0,12 2992,12 2985,9 2982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1.482cm" svg:x="1.996cm" svg:y="4.296cm" svg:viewBox="0 0 12 1483" draw:points="0,1483 4,1479 12,1472 12,11 4,7 0,0">
          <text:p/>
        </draw:polygon>
        <draw:polygon draw:style-name="gr4" draw:text-style-name="P4" draw:layer="layout" svg:width="0.011cm" svg:height="1.528cm" svg:x="1.996cm" svg:y="5.767cm" svg:viewBox="0 0 12 1529" draw:points="0,1529 4,1525 12,1518 12,11 4,7 0,0">
          <text:p/>
        </draw:polygon>
        <draw:polygon draw:style-name="gr4" draw:text-style-name="P4" draw:layer="layout" svg:width="0.011cm" svg:height="2.752cm" svg:x="1.996cm" svg:y="7.284cm" svg:viewBox="0 0 12 2753" draw:points="0,2753 4,2750 12,2742 12,11 4,7 0,0">
          <text:p/>
        </draw:polygon>
        <draw:polygon draw:style-name="gr4" draw:text-style-name="P4" draw:layer="layout" svg:width="0.011cm" svg:height="2.375cm" svg:x="1.996cm" svg:y="10.025cm" svg:viewBox="0 0 12 2376" draw:points="0,2376 4,2372 12,2365 12,11 4,8 0,0">
          <text:p/>
        </draw:polygon>
        <draw:polygon draw:style-name="gr4" draw:text-style-name="P4" draw:layer="layout" svg:width="0.011cm" svg:height="1.905cm" svg:x="1.996cm" svg:y="12.389cm" svg:viewBox="0 0 12 1906" draw:points="0,1906 4,1903 12,1894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1.471cm" svg:x="6.787cm" svg:y="4.303cm" svg:viewBox="0 0 12 1472" draw:points="0,1465 3,1472 12,1465 12,4 3,0 0,4">
          <text:p/>
        </draw:polygon>
        <draw:polygon draw:style-name="gr4" draw:text-style-name="P4" draw:layer="layout" svg:width="0.011cm" svg:height="1.517cm" svg:x="6.787cm" svg:y="5.774cm" svg:viewBox="0 0 12 1518" draw:points="0,1511 3,1518 12,1511 12,4 3,0 0,4">
          <text:p/>
        </draw:polygon>
        <draw:polygon draw:style-name="gr4" draw:text-style-name="P4" draw:layer="layout" svg:width="0.011cm" svg:height="2.742cm" svg:x="6.787cm" svg:y="7.291cm" svg:viewBox="0 0 12 2743" draw:points="0,2735 3,2743 12,2735 12,4 3,0 0,4">
          <text:p/>
        </draw:polygon>
        <draw:polygon draw:style-name="gr4" draw:text-style-name="P4" draw:layer="layout" svg:width="0.011cm" svg:height="2.363cm" svg:x="6.787cm" svg:y="10.033cm" svg:viewBox="0 0 12 2364" draw:points="0,2357 3,2364 12,2357 12,3 3,0 0,3">
          <text:p/>
        </draw:polygon>
        <draw:polygon draw:style-name="gr4" draw:text-style-name="P4" draw:layer="layout" svg:width="0.011cm" svg:height="1.895cm" svg:x="6.787cm" svg:y="12.396cm" svg:viewBox="0 0 12 1896" draw:points="0,1888 3,1896 12,1888 12,4 3,0 0,4">
          <text:p/>
        </draw:polygon>
        <draw:polygon draw:style-name="gr4" draw:text-style-name="P4" draw:layer="layout" svg:width="0.011cm" svg:height="1.298cm" svg:x="12.015cm" svg:y="3.005cm" svg:viewBox="0 0 12 1299" draw:points="0,1292 4,1299 12,1292 12,4 4,0 0,4">
          <text:p/>
        </draw:polygon>
        <draw:polygon draw:style-name="gr4" draw:text-style-name="P4" draw:layer="layout" svg:width="0.011cm" svg:height="1.471cm" svg:x="12.015cm" svg:y="4.303cm" svg:viewBox="0 0 12 1472" draw:points="0,1465 4,1472 12,1465 12,4 4,0 0,4">
          <text:p/>
        </draw:polygon>
        <draw:polygon draw:style-name="gr4" draw:text-style-name="P4" draw:layer="layout" svg:width="0.011cm" svg:height="1.517cm" svg:x="12.015cm" svg:y="5.774cm" svg:viewBox="0 0 12 1518" draw:points="0,1511 4,1518 12,1511 12,4 4,0 0,4">
          <text:p/>
        </draw:polygon>
        <draw:polygon draw:style-name="gr4" draw:text-style-name="P4" draw:layer="layout" svg:width="0.011cm" svg:height="2.742cm" svg:x="12.015cm" svg:y="7.291cm" svg:viewBox="0 0 12 2743" draw:points="0,2735 4,2743 12,2735 12,4 4,0 0,4">
          <text:p/>
        </draw:polygon>
        <draw:polygon draw:style-name="gr4" draw:text-style-name="P4" draw:layer="layout" svg:width="0.011cm" svg:height="2.363cm" svg:x="12.015cm" svg:y="10.033cm" svg:viewBox="0 0 12 2364" draw:points="0,2357 4,2364 12,2357 12,3 4,0 0,3">
          <text:p/>
        </draw:polygon>
        <draw:polygon draw:style-name="gr4" draw:text-style-name="P4" draw:layer="layout" svg:width="0.011cm" svg:height="1.895cm" svg:x="12.015cm" svg:y="12.396cm" svg:viewBox="0 0 12 1896" draw:points="0,1888 4,1896 12,1888 12,4 4,0 0,4">
          <text:p/>
        </draw:polygon>
        <draw:polygon draw:style-name="gr4" draw:text-style-name="P4" draw:layer="layout" svg:width="0.01cm" svg:height="1.298cm" svg:x="16.016cm" svg:y="3.005cm" svg:viewBox="0 0 11 1299" draw:points="0,1292 3,1299 11,1292 11,4 3,0 0,4">
          <text:p/>
        </draw:polygon>
        <draw:polygon draw:style-name="gr4" draw:text-style-name="P4" draw:layer="layout" svg:width="0.01cm" svg:height="1.471cm" svg:x="16.016cm" svg:y="4.303cm" svg:viewBox="0 0 11 1472" draw:points="0,1465 3,1472 11,1465 11,4 3,0 0,4">
          <text:p/>
        </draw:polygon>
        <draw:polygon draw:style-name="gr4" draw:text-style-name="P4" draw:layer="layout" svg:width="0.01cm" svg:height="1.517cm" svg:x="16.016cm" svg:y="5.774cm" svg:viewBox="0 0 11 1518" draw:points="0,1511 3,1518 11,1511 11,4 3,0 0,4">
          <text:p/>
        </draw:polygon>
        <draw:polygon draw:style-name="gr4" draw:text-style-name="P4" draw:layer="layout" svg:width="0.01cm" svg:height="2.742cm" svg:x="16.016cm" svg:y="7.291cm" svg:viewBox="0 0 11 2743" draw:points="0,2735 3,2743 11,2735 11,4 3,0 0,4">
          <text:p/>
        </draw:polygon>
        <draw:polygon draw:style-name="gr4" draw:text-style-name="P4" draw:layer="layout" svg:width="0.01cm" svg:height="2.363cm" svg:x="16.016cm" svg:y="10.033cm" svg:viewBox="0 0 11 2364" draw:points="0,2357 3,2364 11,2357 11,3 3,0 0,3">
          <text:p/>
        </draw:polygon>
        <draw:polygon draw:style-name="gr4" draw:text-style-name="P4" draw:layer="layout" svg:width="0.01cm" svg:height="1.895cm" svg:x="16.016cm" svg:y="12.396cm" svg:viewBox="0 0 11 1896" draw:points="0,1888 3,1896 11,1888 11,4 3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1.482cm" svg:x="18.997cm" svg:y="4.296cm" svg:viewBox="0 0 11 1483" draw:points="0,1472 3,1479 11,1483 11,0 3,7 0,11">
          <text:p/>
        </draw:polygon>
        <draw:polygon draw:style-name="gr4" draw:text-style-name="P4" draw:layer="layout" svg:width="0.01cm" svg:height="1.528cm" svg:x="18.997cm" svg:y="5.767cm" svg:viewBox="0 0 11 1529" draw:points="0,1518 3,1525 11,1529 11,0 3,7 0,11">
          <text:p/>
        </draw:polygon>
        <draw:polygon draw:style-name="gr4" draw:text-style-name="P4" draw:layer="layout" svg:width="0.01cm" svg:height="2.752cm" svg:x="18.997cm" svg:y="7.284cm" svg:viewBox="0 0 11 2753" draw:points="0,2742 3,2750 11,2753 11,0 3,7 0,11">
          <text:p/>
        </draw:polygon>
        <draw:polygon draw:style-name="gr4" draw:text-style-name="P4" draw:layer="layout" svg:width="0.01cm" svg:height="2.375cm" svg:x="18.997cm" svg:y="10.025cm" svg:viewBox="0 0 11 2376" draw:points="0,2365 3,2372 11,2376 11,0 3,8 0,11">
          <text:p/>
        </draw:polygon>
        <draw:polygon draw:style-name="gr4" draw:text-style-name="P4" draw:layer="layout" svg:width="0.01cm" svg:height="1.905cm" svg:x="18.997cm" svg:y="12.389cm" svg:viewBox="0 0 11 1906" draw:points="0,1894 3,1903 11,1906 11,0 3,7 0,11">
          <text:p/>
        </draw:polygon>
        <draw:frame draw:style-name="gr5" draw:text-style-name="P6" draw:layer="layout" svg:width="1.805cm" svg:height="0.424cm" svg:x="17.12cm" svg:y="1.734cm">
          <draw:text-box>
            <text:p text:style-name="P5"><text:span text:style-name="T1">KW 22 2016</text:span></text:p>
          </draw:text-box>
        </draw:frame>
        <draw:frame draw:style-name="gr5" draw:text-style-name="P6" draw:layer="layout" svg:width="0.595cm" svg:height="0.424cm" svg:x="4.099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541cm" svg:height="0.424cm" svg:x="2.646cm" svg:y="4.824cm">
          <draw:text-box>
            <text:p text:style-name="P5"><text:span text:style-name="T1">2016/05/30 – MONTAG</text:span></text:p>
          </draw:text-box>
        </draw:frame>
        <draw:frame draw:style-name="gr5" draw:text-style-name="P6" draw:layer="layout" svg:width="0.671cm" svg:height="0.424cm" svg:x="9.052cm" svg:y="4.824cm">
          <draw:text-box>
            <text:p text:style-name="P5"><text:span text:style-name="T2">FREI</text:span></text:p>
          </draw:text-box>
        </draw:frame>
        <draw:frame draw:style-name="gr5" draw:text-style-name="P6" draw:layer="layout" svg:width="0.352cm" svg:height="0.424cm" svg:x="13.907cm" svg:y="4.824cm">
          <draw:text-box>
            <text:p text:style-name="P5"><text:span text:style-name="T2">/</text:span></text:p>
          </draw:text-box>
        </draw:frame>
        <draw:frame draw:style-name="gr5" draw:text-style-name="P6" draw:layer="layout" svg:width="0.352cm" svg:height="0.424cm" svg:x="17.399cm" svg:y="4.824cm">
          <draw:text-box>
            <text:p text:style-name="P5"><text:span text:style-name="T2">/</text:span></text:p>
          </draw:text-box>
        </draw:frame>
        <draw:frame draw:style-name="gr5" draw:text-style-name="P6" draw:layer="layout" svg:width="3.693cm" svg:height="0.424cm" svg:x="2.572cm" svg:y="6.32cm">
          <draw:text-box>
            <text:p text:style-name="P5"><text:span text:style-name="T1">2016/05/31 – DIENSTAG</text:span></text:p>
          </draw:text-box>
        </draw:frame>
        <draw:frame draw:style-name="gr5" draw:text-style-name="P6" draw:layer="layout" svg:width="0.671cm" svg:height="0.424cm" svg:x="9.052cm" svg:y="6.299cm">
          <draw:text-box>
            <text:p text:style-name="P5"><text:span text:style-name="T2">FREI</text:span></text:p>
          </draw:text-box>
        </draw:frame>
        <draw:frame draw:style-name="gr5" draw:text-style-name="P6" draw:layer="layout" svg:width="0.352cm" svg:height="0.424cm" svg:x="13.907cm" svg:y="6.32cm">
          <draw:text-box>
            <text:p text:style-name="P5"><text:span text:style-name="T2">/</text:span></text:p>
          </draw:text-box>
        </draw:frame>
        <draw:frame draw:style-name="gr5" draw:text-style-name="P6" draw:layer="layout" svg:width="0.352cm" svg:height="0.424cm" svg:x="17.399cm" svg:y="6.32cm">
          <draw:text-box>
            <text:p text:style-name="P5"><text:span text:style-name="T2">/</text:span></text:p>
          </draw:text-box>
        </draw:frame>
        <draw:frame draw:style-name="gr5" draw:text-style-name="P6" draw:layer="layout" svg:width="3.897cm" svg:height="0.424cm" svg:x="2.469cm" svg:y="8.447cm">
          <draw:text-box>
            <text:p text:style-name="P5"><text:span text:style-name="T1">2016/06/01 – MITTWOCH</text:span></text:p>
          </draw:text-box>
        </draw:frame>
        <draw:frame draw:style-name="gr5" draw:text-style-name="P6" draw:layer="layout" svg:width="4.46cm" svg:height="0.424cm" svg:x="7.19cm" svg:y="7.812cm">
          <draw:text-box>
            <text:p text:style-name="P5"><text:span text:style-name="T3">PT303:</text:span><text:span text:style-name="T2"> PCs sollten abgebaut</text:span></text:p>
          </draw:text-box>
        </draw:frame>
        <draw:frame draw:style-name="gr5" draw:text-style-name="P6" draw:layer="layout" svg:width="4.896cm" svg:height="0.424cm" svg:x="6.974cm" svg:y="8.236cm">
          <draw:text-box>
            <text:p text:style-name="P5"><text:span text:style-name="T2">werden, wurde dann aber doch</text:span></text:p>
          </draw:text-box>
        </draw:frame>
        <draw:frame draw:style-name="gr5" draw:text-style-name="P6" draw:layer="layout" svg:width="3.219cm" svg:height="0.424cm" svg:x="7.796cm" svg:y="8.659cm">
          <draw:text-box>
            <text:p text:style-name="P5"><text:span text:style-name="T2">nicht mehr benötigt.</text:span></text:p>
          </draw:text-box>
        </draw:frame>
        <draw:frame draw:style-name="gr5" draw:text-style-name="P6" draw:layer="layout" svg:width="3.49cm" svg:height="0.424cm" svg:x="7.669cm" svg:y="9.082cm">
          <draw:text-box>
            <text:p text:style-name="P5"><text:span text:style-name="T2">Für Klausuren gelernt.</text:span></text:p>
          </draw:text-box>
        </draw:frame>
        <draw:frame draw:style-name="gr5" draw:text-style-name="P6" draw:layer="layout" svg:width="1.818cm" svg:height="0.424cm" svg:x="13.106cm" svg:y="8.447cm">
          <draw:text-box>
            <text:p text:style-name="P5"><text:span text:style-name="T2">0700 – 1500</text:span></text:p>
          </draw:text-box>
        </draw:frame>
        <draw:frame draw:style-name="gr5" draw:text-style-name="P6" draw:layer="layout" svg:width="0.633cm" svg:height="0.424cm" svg:x="17.177cm" svg:y="8.447cm">
          <draw:text-box>
            <text:p text:style-name="P5"><text:span text:style-name="T2">HZB</text:span></text:p>
          </draw:text-box>
        </draw:frame>
        <draw:frame draw:style-name="gr5" draw:text-style-name="P6" draw:layer="layout" svg:width="4.312cm" svg:height="0.424cm" svg:x="2.265cm" svg:y="11.001cm">
          <draw:text-box>
            <text:p text:style-name="P5"><text:span text:style-name="T1">2016/06/02 – DONNERSTAG</text:span></text:p>
          </draw:text-box>
        </draw:frame>
        <draw:frame draw:style-name="gr5" draw:text-style-name="P6" draw:layer="layout" svg:width="3.719cm" svg:height="0.424cm" svg:x="7.553cm" svg:y="10.557cm">
          <draw:text-box>
            <text:p text:style-name="P5"><text:span text:style-name="T2">Weiterhin für Klausuren</text:span></text:p>
          </draw:text-box>
        </draw:frame>
        <draw:frame draw:style-name="gr5" draw:text-style-name="P6" draw:layer="layout" svg:width="3.706cm" svg:height="0.424cm" svg:x="7.56cm" svg:y="10.98cm">
          <draw:text-box>
            <text:p text:style-name="P5"><text:span text:style-name="T2">gelernt, CISCO Chapters</text:span></text:p>
          </draw:text-box>
        </draw:frame>
        <draw:frame draw:style-name="gr5" draw:text-style-name="P6" draw:layer="layout" svg:width="1.712cm" svg:height="0.424cm" svg:x="8.537cm" svg:y="11.404cm">
          <draw:text-box>
            <text:p text:style-name="P5"><text:span text:style-name="T2">bearbeitet.</text:span></text:p>
          </draw:text-box>
        </draw:frame>
        <draw:frame draw:style-name="gr5" draw:text-style-name="P6" draw:layer="layout" svg:width="1.818cm" svg:height="0.424cm" svg:x="13.106cm" svg:y="11.001cm">
          <draw:text-box>
            <text:p text:style-name="P5"><text:span text:style-name="T2">0700 – 1500</text:span></text:p>
          </draw:text-box>
        </draw:frame>
        <draw:frame draw:style-name="gr5" draw:text-style-name="P6" draw:layer="layout" svg:width="0.633cm" svg:height="0.424cm" svg:x="17.177cm" svg:y="11.001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52cm" svg:height="0.424cm" svg:x="2.692cm" svg:y="13.129cm">
          <draw:text-box>
            <text:p text:style-name="P5"><text:span text:style-name="T1">2016/06/03 – FREITAG</text:span></text:p>
          </draw:text-box>
        </draw:frame>
        <draw:frame draw:style-name="gr5" draw:text-style-name="P6" draw:layer="layout" svg:width="3.719cm" svg:height="0.424cm" svg:x="7.514cm" svg:y="12.917cm">
          <draw:text-box>
            <text:p text:style-name="P5"><text:span text:style-name="T2">Weiterhin für Klausuren</text:span></text:p>
          </draw:text-box>
        </draw:frame>
        <draw:frame draw:style-name="gr5" draw:text-style-name="P6" draw:layer="layout" svg:width="1.213cm" svg:height="0.424cm" svg:x="8.774cm" svg:y="13.34cm">
          <draw:text-box>
            <text:p text:style-name="P5"><text:span text:style-name="T2">gelernt.</text:span></text:p>
          </draw:text-box>
        </draw:frame>
        <draw:frame draw:style-name="gr5" draw:text-style-name="P6" draw:layer="layout" svg:width="1.848cm" svg:height="0.424cm" svg:x="13.092cm" svg:y="13.129cm">
          <draw:text-box>
            <text:p text:style-name="P5"><text:span text:style-name="T2">0800 – 134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77cm" svg:y="13.129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2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2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2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7"/>
    <meta:generator>LibreOffice/5.2.3.3$Linux_X86_64 LibreOffice_project/20m0$Build-3</meta:generator>
  </office:meta>
</office:document-meta>
</file>